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SC Light" svg:font-family="Heiti SC Light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iti SC Light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虚构</text:span>的公司</text:p>
      <text:p text:style-name="P1">软件示例协议</text:p>
      <text:p text:style-name="P2"/>
      <text:p text:style-name="P1">您同意，您将无法使用此应用程序，使核武器。</text:p>
      <text:p text:style-name="P2"/>
      <text:p text:style-name="P1">你同意，<text:span text:style-name="T2">QBS</text:span>是最好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